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907cm" table:align="left"/>
    </style:style>
    <style:style style:name="Tabela1.A" style:family="table-column">
      <style:table-column-properties style:column-width="3.413cm"/>
    </style:style>
    <style:style style:name="Tabela1.B" style:family="table-column">
      <style:table-column-properties style:column-width="4.18cm"/>
    </style:style>
    <style:style style:name="Tabela1.C" style:family="table-column">
      <style:table-column-properties style:column-width="4.71cm"/>
    </style:style>
    <style:style style:name="Tabela1.D" style:family="table-column">
      <style:table-column-properties style:column-width="4.604cm"/>
    </style:style>
    <style:style style:name="Tabela1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ela1.D1" style:family="table-cell">
      <style:table-cell-properties style:vertical-align="middle" fo:padding="0.097cm" fo:border="0.75pt solid #000000"/>
    </style:style>
    <style:style style:name="Tabela1.A2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Tabela1.C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ela2" style:family="table">
      <style:table-properties style:width="16.907cm" table:align="left"/>
    </style:style>
    <style:style style:name="Tabela2.A" style:family="table-column">
      <style:table-column-properties style:column-width="3.413cm"/>
    </style:style>
    <style:style style:name="Tabela2.B" style:family="table-column">
      <style:table-column-properties style:column-width="4.18cm"/>
    </style:style>
    <style:style style:name="Tabela2.C" style:family="table-column">
      <style:table-column-properties style:column-width="4.71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ela2.D1" style:family="table-cell">
      <style:table-cell-properties style:vertical-align="middle" fo:padding="0.097cm" fo:border="0.75pt solid #000000"/>
    </style:style>
    <style:style style:name="Tabela2.A2" style:family="table-cell">
      <style:table-cell-properties style:vertical-align="middle" fo:padding="0.097cm" fo:border-left="0.75pt solid #000000" fo:border-right="0.75pt solid #000000" fo:border-top="none" fo:border-bottom="0.75pt solid #000000"/>
    </style:style>
    <style:style style:name="Tabela2.A6" style:family="table-cell">
      <style:table-cell-properties style:vertical-align="middle" fo:padding="0.097cm" fo:border-left="0.75pt solid #000000" fo:border-right="none" fo:border-top="none" fo:border-bottom="0.75pt solid #000000"/>
    </style:style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Standard">
      <style:text-properties style:font-name="FreeSerif" officeooo:rsid="0019fade" officeooo:paragraph-rsid="0019fade"/>
    </style:style>
    <style:style style:name="P5" style:family="paragraph" style:parent-style-name="Standard">
      <style:text-properties style:font-name="FreeSerif" officeooo:rsid="001ae730" officeooo:paragraph-rsid="001ae730"/>
    </style:style>
    <style:style style:name="P6" style:family="paragraph" style:parent-style-name="Standard">
      <style:text-properties style:font-name="FreeSerif" officeooo:rsid="001cffe6" officeooo:paragraph-rsid="001cffe6"/>
    </style:style>
    <style:style style:name="P7" style:family="paragraph" style:parent-style-name="Standard">
      <style:paragraph-properties fo:text-align="center" style:justify-single-word="false"/>
      <style:text-properties style:font-name="FreeSerif" officeooo:rsid="001cffe6" officeooo:paragraph-rsid="001cffe6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9" style:family="paragraph" style:parent-style-name="Table_20_Heading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0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1" style:font-size-complex="21pt" style:font-weight-complex="bold"/>
    </style:style>
    <style:style style:name="P11" style:family="paragraph" style:parent-style-name="Title" style:master-page-name="Standard">
      <style:paragraph-properties style:page-number="auto"/>
      <style:text-properties officeooo:paragraph-rsid="0018b560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1" style:font-size-complex="18pt"/>
    </style:style>
    <style:style style:name="T3" style:family="text">
      <style:text-properties style:font-name="Nimbus Sans" fo:font-size="28pt" fo:font-weight="bold" officeooo:rsid="0018b560" style:font-name-asian="Nimbus Sans1" style:font-size-asian="28pt" style:font-weight-asian="bold" style:font-name-complex="FreeSans1" style:font-size-complex="28pt" style:font-weight-complex="bold"/>
    </style:style>
    <style:style style:name="T4" style:family="text">
      <style:text-properties officeooo:rsid="0019df20"/>
    </style:style>
    <style:style style:name="T5" style:family="text">
      <style:text-properties officeooo:rsid="001ae730"/>
    </style:style>
    <style:style style:name="T6" style:family="text">
      <style:text-properties officeooo:rsid="001bb9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Pesquisa</text:span><text:span text:style-name="T1"> – </text:span><text:span text:style-name="T3">IPSec</text:span></text:p>
      <text:p text:style-name="P10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p text:style-name="P3">O IP Security Protocol é uma extensão do protocolo IP que visa ser o padrão de privacidade e autenticidade de informações transmitidas por redes <text:span text:style-name="T5">da pilha </text:span>TCP/IP pela internet. <text:span text:style-name="T4">Foi definido na RFC 6071 e é uma suíte de protocolos de segurança no nível da camada IP, ou seja, na cama de rede (layer 03) do modelo OSI. Outros protocolos de segurança como SSL e TSL operam da camada de transporte (layer 04) à de aplicação (layer 07).</text:span></text:p>
      <text:p text:style-name="P3"/>
      <text:p text:style-name="P4">Consiste em uma combinação de diferentes tecnologias como a troca de chaves Diffie-Hellman e a criptografia de chave pública para assinar esta troca de chaves; algoritmos de criptografia como o Data Encryption Standard (DES) e algoritmos de cálculo de hash como o MD5, o Secure Hash Algorithm (SHA) e o Hash-based Message Authentication Code (HMAC), que são utilizados para assinar certificados digitais de autoridades certificadoras.</text:p>
      <text:p text:style-name="P4"/>
      <text:p text:style-name="P5">O IPSec é também o protocolo de criptografia para o tunelamento das redes de internet, dividindo-as em dois modos: o modo de transporte, que protege o conteúdo útil <text:span text:style-name="T6">(payload)</text:span> do pacote IP, e o modo túnel, que protege o pacote IP completamente, <text:span text:style-name="T6">necessitando ser encapsulado por outro pacote IP para ser distribuído.</text:span></text:p>
      <text:p text:style-name="P5"/>
      <text:p text:style-name="P6">Foram desenvolvidos dois tipos de protocolos para prover segurança aos fluxos dos pacotes: o Authentication Header (AH) e o Encapsulating Security Payload (ESP):</text:p>
      <text:p text:style-name="P6"/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94463828658912">
          <table:table-cell table:style-name="Tabela1.A1" office:value-type="string">
            <text:p text:style-name="P9">0 - 7 bit</text:p>
          </table:table-cell>
          <table:table-cell table:style-name="Tabela1.A1" office:value-type="string">
            <text:p text:style-name="P9">8 - 15 bit </text:p>
          </table:table-cell>
          <table:table-cell table:style-name="Tabela1.A1" office:value-type="string">
            <text:p text:style-name="P9">16 - 23 bit</text:p>
          </table:table-cell>
          <table:table-cell table:style-name="Tabela1.D1" office:value-type="string">
            <text:p text:style-name="P9">24 - 31 bit</text:p>
          </table:table-cell>
        </table:table-row>
        <table:table-row table:style-name="TableLine94463829056032">
          <table:table-cell table:style-name="Tabela1.A2" office:value-type="string">
            <text:p text:style-name="P8">Próximo cabeçalho</text:p>
          </table:table-cell>
          <table:table-cell table:style-name="Tabela1.A2" office:value-type="string">
            <text:p text:style-name="P8">Tamanho da mensagem</text:p>
          </table:table-cell>
          <table:table-cell table:style-name="Tabela1.C2" table:number-columns-spanned="2" office:value-type="string">
            <text:p text:style-name="P8">RESERVADO</text:p>
          </table:table-cell>
          <table:covered-table-cell/>
        </table:table-row>
        <table:table-row table:style-name="TableLine94463829058256">
          <table:table-cell table:style-name="Tabela1.C2" table:number-columns-spanned="4" office:value-type="string">
            <text:p text:style-name="P8">Identificação dos Parâmetros de Segurança (SPI) </text:p>
          </table:table-cell>
          <table:covered-table-cell/>
          <table:covered-table-cell/>
          <table:covered-table-cell/>
        </table:table-row>
        <table:table-row table:style-name="TableLine94463829059456">
          <table:table-cell table:style-name="Tabela1.C2" table:number-columns-spanned="4" office:value-type="string">
            <text:p text:style-name="P8">Número de Sequência</text:p>
          </table:table-cell>
          <table:covered-table-cell/>
          <table:covered-table-cell/>
          <table:covered-table-cell/>
        </table:table-row>
        <table:table-row table:style-name="TableLine94463829060016">
          <table:table-cell table:style-name="Tabela1.C2" table:number-columns-spanned="4" office:value-type="string">
            <text:p text:style-name="P8">Dados de autenticação (variável)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94463829061712">
          <table:table-cell table:style-name="Tabela2.A1" office:value-type="string">
            <text:p text:style-name="P9">0 - 7 bit</text:p>
          </table:table-cell>
          <table:table-cell table:style-name="Tabela2.A1" office:value-type="string">
            <text:p text:style-name="P9">8 - 15 bit</text:p>
          </table:table-cell>
          <table:table-cell table:style-name="Tabela2.A1" office:value-type="string">
            <text:p text:style-name="P9">16 - 23 bit</text:p>
          </table:table-cell>
          <table:table-cell table:style-name="Tabela2.D1" office:value-type="string">
            <text:p text:style-name="P9">24 - 31 bit</text:p>
          </table:table-cell>
        </table:table-row>
        <table:table-row table:style-name="TableLine94463829074960">
          <table:table-cell table:style-name="Tabela2.A2" table:number-columns-spanned="4" office:value-type="string">
            <text:p text:style-name="P8">Identificação dos Parâmetros de Segurança (SPI)</text:p>
          </table:table-cell>
          <table:covered-table-cell/>
          <table:covered-table-cell/>
          <table:covered-table-cell/>
        </table:table-row>
        <table:table-row table:style-name="TableLine94463829076064">
          <table:table-cell table:style-name="Tabela2.A2" table:number-columns-spanned="4" office:value-type="string">
            <text:p text:style-name="P8">Número de Sequência</text:p>
          </table:table-cell>
          <table:covered-table-cell/>
          <table:covered-table-cell/>
          <table:covered-table-cell/>
        </table:table-row>
        <table:table-row table:style-name="TableLine94463829076576">
          <table:table-cell table:style-name="Tabela2.A2" table:number-columns-spanned="4" office:value-type="string">
            <text:p text:style-name="P8">Dados de payload (variável)</text:p>
          </table:table-cell>
          <table:covered-table-cell/>
          <table:covered-table-cell/>
          <table:covered-table-cell/>
        </table:table-row>
        <table:table-row table:style-name="TableLine94463829077296">
          <table:table-cell table:style-name="Tabela2.D1" table:number-columns-spanned="4" office:value-type="string">
            <text:p text:style-name="P8">Padding (0-255 bytes)</text:p>
          </table:table-cell>
          <table:covered-table-cell/>
          <table:covered-table-cell/>
          <table:covered-table-cell/>
        </table:table-row>
        <table:table-row table:style-name="TableLine94463829078576">
          <table:table-cell table:style-name="Tabela2.A6" table:number-columns-spanned="3" office:value-type="string">
            <text:p text:style-name="P8">Tamanho do Pad</text:p>
          </table:table-cell>
          <table:covered-table-cell/>
          <table:covered-table-cell/>
          <table:table-cell table:style-name="Tabela2.A2" office:value-type="string">
            <text:p text:style-name="P8">Próximo cabeçalho</text:p>
          </table:table-cell>
        </table:table-row>
        <table:table-row table:style-name="TableLine94463829080240">
          <table:table-cell table:style-name="Tabela2.A2" table:number-columns-spanned="4" office:value-type="string">
            <text:p text:style-name="P8">Dados de autenticação (variável)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8-15T19:36:38.738223337</dc:date>
    <meta:editing-duration>PT35M21S</meta:editing-duration>
    <meta:editing-cycles>10</meta:editing-cycles>
    <meta:generator>LibreOffice/7.3.4.2$Linux_X86_64 LibreOffice_project/30$Build-2</meta:generator>
    <meta:document-statistic meta:table-count="2" meta:image-count="0" meta:object-count="0" meta:page-count="1" meta:paragraph-count="27" meta:word-count="300" meta:character-count="1783" meta:non-whitespace-character-count="1507"/>
  </office:meta>
</office:document-meta>
</file>